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6cm"/>
    </style:style>
    <style:style style:name="P2" style:family="paragraph" style:parent-style-name="Standard">
      <style:paragraph-properties fo:margin-top="0cm" fo:margin-bottom="0.06cm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top="0cm" fo:margin-bottom="0.06cm"/>
      <style:text-properties fo:font-weight="bold" style:font-weight-asian="bold"/>
    </style:style>
    <style:style style:name="P4" style:family="paragraph" style:parent-style-name="Standard">
      <style:paragraph-properties fo:margin-top="0cm" fo:margin-bottom="0.06cm"/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margin-top="0cm" fo:margin-bottom="0.06cm" style:page-number="auto"/>
    </style:style>
    <style:style style:name="P6" style:family="paragraph" style:parent-style-name="Standard" style:list-style-name="L1">
      <style:paragraph-properties fo:margin-top="0cm" fo:margin-bottom="0.06cm"/>
    </style:style>
    <style:style style:name="P7" style:family="paragraph" style:parent-style-name="Standard" style:list-style-name="L2">
      <style:paragraph-properties fo:margin-top="0cm" fo:margin-bottom="0.06cm"/>
    </style:style>
    <style:style style:name="P8" style:family="paragraph" style:parent-style-name="Standard">
      <style:paragraph-properties fo:margin-top="0cm" fo:margin-bottom="0.06cm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margin-top="0cm" fo:margin-bottom="0.06cm"/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 fo:margin-top="0cm" fo:margin-bottom="0.06cm"/>
      <style:text-properties fo:font-weight="normal" style:font-weight-asian="normal" style:font-weight-complex="normal"/>
    </style:style>
    <style:style style:name="P11" style:family="paragraph" style:parent-style-name="Standard" style:list-style-name="L6">
      <style:paragraph-properties fo:margin-top="0cm" fo:margin-bottom="0.06cm"/>
      <style:text-properties fo:font-weight="normal" style:font-weight-asian="normal" style:font-weight-complex="normal"/>
    </style:style>
    <style:style style:name="P12" style:family="paragraph" style:parent-style-name="Standard" style:list-style-name="L7">
      <style:paragraph-properties fo:margin-top="0cm" fo:margin-bottom="0.06cm"/>
      <style:text-properties fo:font-weight="normal" style:font-weight-asian="normal" style:font-weight-complex="normal"/>
    </style:style>
    <style:style style:name="P13" style:family="paragraph" style:parent-style-name="Standard" style:list-style-name="L8">
      <style:paragraph-properties fo:margin-top="0cm" fo:margin-bottom="0.06cm"/>
      <style:text-properties fo:font-weight="normal" style:font-weight-asian="normal" style:font-weight-complex="normal"/>
    </style:style>
    <style:style style:name="P14" style:family="paragraph" style:parent-style-name="Standard" style:list-style-name="L10">
      <style:paragraph-properties fo:margin-top="0cm" fo:margin-bottom="0.06cm"/>
      <style:text-properties fo:font-weight="normal" style:font-weight-asian="normal" style:font-weight-complex="normal"/>
    </style:style>
    <style:style style:name="P15" style:family="paragraph" style:parent-style-name="Standard" style:list-style-name="L13">
      <style:paragraph-properties fo:margin-top="0cm" fo:margin-bottom="0.06cm"/>
      <style:text-properties fo:font-weight="normal" style:font-weight-asian="normal" style:font-weight-complex="normal"/>
    </style:style>
    <style:style style:name="P16" style:family="paragraph" style:parent-style-name="Standard" style:list-style-name="L15">
      <style:paragraph-properties fo:margin-top="0cm" fo:margin-bottom="0.06cm"/>
      <style:text-properties fo:font-weight="normal" style:font-weight-asian="normal" style:font-weight-complex="normal"/>
    </style:style>
    <style:style style:name="P17" style:family="paragraph" style:parent-style-name="Standard" style:list-style-name="L16">
      <style:paragraph-properties fo:margin-top="0cm" fo:margin-bottom="0.06cm"/>
      <style:text-properties fo:font-weight="normal" style:font-weight-asian="normal" style:font-weight-complex="normal"/>
    </style:style>
    <style:style style:name="P18" style:family="paragraph" style:parent-style-name="Standard" style:list-style-name="L17">
      <style:paragraph-properties fo:margin-top="0cm" fo:margin-bottom="0.06cm"/>
      <style:text-properties fo:font-weight="normal" style:font-weight-asian="normal" style:font-weight-complex="normal"/>
    </style:style>
    <style:style style:name="P19" style:family="paragraph" style:parent-style-name="Standard" style:list-style-name="L18">
      <style:paragraph-properties fo:margin-top="0cm" fo:margin-bottom="0.06cm"/>
      <style:text-properties fo:font-weight="normal" style:font-weight-asian="normal" style:font-weight-complex="normal"/>
    </style:style>
    <style:style style:name="P20" style:family="paragraph" style:parent-style-name="Standard" style:list-style-name="L20">
      <style:paragraph-properties fo:margin-top="0cm" fo:margin-bottom="0.06cm"/>
      <style:text-properties fo:font-weight="normal" style:font-weight-asian="normal" style:font-weight-complex="normal"/>
    </style:style>
    <style:style style:name="P21" style:family="paragraph" style:parent-style-name="Standard" style:list-style-name="L3">
      <style:paragraph-properties fo:margin-top="0cm" fo:margin-bottom="0.06cm"/>
    </style:style>
    <style:style style:name="P22" style:family="paragraph" style:parent-style-name="Standard">
      <style:paragraph-properties fo:margin-top="0cm" fo:margin-bottom="0.06cm"/>
      <style:text-properties fo:font-weight="bold" style:font-weight-asian="bold" style:font-weight-complex="bold"/>
    </style:style>
    <style:style style:name="P23" style:family="paragraph" style:parent-style-name="Standard" style:list-style-name="L4">
      <style:paragraph-properties fo:margin-top="0cm" fo:margin-bottom="0.06cm"/>
      <style:text-properties fo:font-weight="bold" style:font-weight-asian="bold" style:font-weight-complex="bold"/>
    </style:style>
    <style:style style:name="P24" style:family="paragraph" style:parent-style-name="Standard" style:list-style-name="L5">
      <style:paragraph-properties fo:margin-top="0cm" fo:margin-bottom="0.06cm"/>
      <style:text-properties fo:font-weight="bold" style:font-weight-asian="bold" style:font-weight-complex="bold"/>
    </style:style>
    <style:style style:name="P25" style:family="paragraph" style:parent-style-name="Standard" style:list-style-name="L8">
      <style:paragraph-properties fo:margin-top="0cm" fo:margin-bottom="0.06cm"/>
      <style:text-properties fo:font-weight="bold" style:font-weight-asian="bold" style:font-weight-complex="bold"/>
    </style:style>
    <style:style style:name="P26" style:family="paragraph" style:parent-style-name="Standard" style:list-style-name="L9">
      <style:paragraph-properties fo:margin-top="0cm" fo:margin-bottom="0.06cm"/>
      <style:text-properties fo:font-weight="bold" style:font-weight-asian="bold" style:font-weight-complex="bold"/>
    </style:style>
    <style:style style:name="P27" style:family="paragraph" style:parent-style-name="Standard" style:list-style-name="L10">
      <style:paragraph-properties fo:margin-top="0cm" fo:margin-bottom="0.06cm"/>
      <style:text-properties fo:font-weight="bold" style:font-weight-asian="bold" style:font-weight-complex="bold"/>
    </style:style>
    <style:style style:name="P28" style:family="paragraph" style:parent-style-name="Standard" style:list-style-name="L11">
      <style:paragraph-properties fo:margin-top="0cm" fo:margin-bottom="0.06cm"/>
      <style:text-properties fo:font-weight="bold" style:font-weight-asian="bold" style:font-weight-complex="bold"/>
    </style:style>
    <style:style style:name="P29" style:family="paragraph" style:parent-style-name="Standard" style:list-style-name="L13">
      <style:paragraph-properties fo:margin-top="0cm" fo:margin-bottom="0.06cm"/>
      <style:text-properties fo:font-weight="bold" style:font-weight-asian="bold" style:font-weight-complex="bold"/>
    </style:style>
    <style:style style:name="P30" style:family="paragraph" style:parent-style-name="Standard" style:list-style-name="L14">
      <style:paragraph-properties fo:margin-top="0cm" fo:margin-bottom="0.06cm"/>
      <style:text-properties fo:font-weight="bold" style:font-weight-asian="bold" style:font-weight-complex="bold"/>
    </style:style>
    <style:style style:name="P31" style:family="paragraph" style:parent-style-name="Standard" style:list-style-name="L15">
      <style:paragraph-properties fo:margin-top="0cm" fo:margin-bottom="0.06cm"/>
      <style:text-properties fo:font-weight="bold" style:font-weight-asian="bold" style:font-weight-complex="bold"/>
    </style:style>
    <style:style style:name="P32" style:family="paragraph" style:parent-style-name="Standard" style:list-style-name="L16">
      <style:paragraph-properties fo:margin-top="0cm" fo:margin-bottom="0.06cm"/>
      <style:text-properties fo:font-weight="bold" style:font-weight-asian="bold" style:font-weight-complex="bold"/>
    </style:style>
    <style:style style:name="P33" style:family="paragraph" style:parent-style-name="Standard" style:list-style-name="L17">
      <style:paragraph-properties fo:margin-top="0cm" fo:margin-bottom="0.06cm"/>
      <style:text-properties fo:font-weight="bold" style:font-weight-asian="bold" style:font-weight-complex="bold"/>
    </style:style>
    <style:style style:name="P34" style:family="paragraph" style:parent-style-name="Standard" style:list-style-name="L19">
      <style:paragraph-properties fo:margin-top="0cm" fo:margin-bottom="0.06cm"/>
      <style:text-properties fo:font-weight="bold" style:font-weight-asian="bold" style:font-weight-complex="bold"/>
    </style:style>
    <style:style style:name="P35" style:family="paragraph" style:parent-style-name="Standard" style:list-style-name="L20">
      <style:paragraph-properties fo:margin-top="0cm" fo:margin-bottom="0.06cm"/>
      <style:text-properties fo:font-weight="bold" style:font-weight-asian="bold" style:font-weight-complex="bold"/>
    </style:style>
    <style:style style:name="P36" style:family="paragraph" style:parent-style-name="Standard" style:list-style-name="L6">
      <style:paragraph-properties fo:margin-top="0cm" fo:margin-bottom="0.06cm"/>
      <style:text-properties fo:font-weight="bold" style:font-weight-asian="bold" style:font-weight-complex="bold"/>
    </style:style>
    <style:style style:name="P37" style:family="paragraph" style:parent-style-name="Standard" style:list-style-name="L5">
      <style:paragraph-properties fo:margin-top="0cm" fo:margin-bottom="0.06cm"/>
    </style:style>
    <style:style style:name="P38" style:family="paragraph" style:parent-style-name="Standard" style:list-style-name="L8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 style:list-style-name="L15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40" style:family="paragraph" style:parent-style-name="Standard" style:list-style-name="L6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41" style:family="paragraph" style:parent-style-name="Standard" style:list-style-name="L9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42" style:family="paragraph" style:parent-style-name="Standard" style:list-style-name="L5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43" style:family="paragraph" style:parent-style-name="Standard" style:list-style-name="L11">
      <style:paragraph-properties fo:margin-top="0cm" fo:margin-bottom="0.06cm"/>
      <style:text-properties fo:color="#000000" style:font-name="Calibri1" fo:font-size="11pt" style:font-size-asian="11pt" style:font-size-complex="11pt"/>
    </style:style>
    <style:style style:name="P44" style:family="paragraph" style:parent-style-name="Standard" style:list-style-name="L4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5" style:family="paragraph" style:parent-style-name="Standard" style:list-style-name="L13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 style:list-style-name="L6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7" style:family="paragraph" style:parent-style-name="Standard" style:list-style-name="L19">
      <style:paragraph-properties fo:margin-top="0cm" fo:margin-bottom="0.06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P48" style:family="paragraph" style:parent-style-name="Standard" style:list-style-name="L17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6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list-style-name="L13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10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 style:list-style-name="L11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 style:list-style-name="L8">
      <style:paragraph-properties fo:margin-top="0cm" fo:margin-bottom="0.06cm"/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P54" style:family="paragraph" style:parent-style-name="Standard" style:list-style-name="L19">
      <style:paragraph-properties fo:margin-top="0cm" fo:margin-bottom="0.06cm"/>
    </style:style>
    <style:style style:name="P55" style:family="paragraph" style:parent-style-name="Standard" style:list-style-name="L9">
      <style:paragraph-properties fo:margin-top="0cm" fo:margin-bottom="0.06cm"/>
    </style:style>
    <style:style style:name="P56" style:family="paragraph" style:parent-style-name="Standard" style:list-style-name="L6">
      <style:paragraph-properties fo:margin-top="0cm" fo:margin-bottom="0.06cm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Consolas" style:font-weight-asian="bold" style:font-name-complex="Consolas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Consolas" style:font-weight-asian="normal" style:font-name-complex="Consolas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bold" style:font-name-asian="Consolas" style:font-weight-asian="bold" style:font-name-complex="Consolas" style:font-weight-complex="bold"/>
    </style:style>
    <style:style style:name="T10" style:family="text">
      <style:text-properties style:text-position="0% 100%" style:font-name-asian="Consolas" style:font-name-complex="Consolas"/>
    </style:style>
    <style:style style:name="T11" style:family="text">
      <style:text-properties fo:color="#008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2" style:family="text">
      <style:text-properties fo:color="#008000" style:font-name-asian="Consolas" style:font-name-complex="Consolas"/>
    </style:style>
    <style:style style:name="T13" style:family="text">
      <style:text-properties fo:color="#008000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4" style:family="text">
      <style:text-properties fo:color="#008000" fo:font-weight="bold" style:font-name-asian="Consolas" style:font-weight-asian="bold" style:font-name-complex="Consolas" style:font-weight-complex="bold"/>
    </style:style>
    <style:style style:name="T15" style:family="text">
      <style:text-properties style:font-name="Calibri1" fo:font-size="11pt" style:font-size-asian="11pt" style:font-size-complex="11pt"/>
    </style:style>
    <style:style style:name="T16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-asian="Consolas" style:font-name-complex="Consolas"/>
    </style:style>
    <style:style style:name="T18" style:family="text">
      <style:text-properties style:font-name="Calibri1"/>
    </style:style>
    <style:style style:name="T19" style:family="text">
      <style:text-properties style:font-name="Calibri1" fo:font-size="2pt" style:font-size-asian="2pt" style:font-size-complex="2pt"/>
    </style:style>
    <style:style style:name="T20" style:family="text">
      <style:text-properties style:font-name="Calibri1" fo:font-size="2pt" fo:font-weight="bold" style:font-size-asian="2pt" style:font-weight-asian="bold" style:font-size-complex="2pt" style:font-weight-complex="bold"/>
    </style:style>
    <style:style style:name="T21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font-name="Calibri1" fo:font-size="11pt" style:font-size-asian="11pt" style:font-size-complex="11pt"/>
    </style:style>
    <style:style style:name="T23" style:family="text">
      <style:text-properties style:font-name="Calibri1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24" style:family="text">
      <style:text-properties style:font-name="Calibri1" fo:font-size="11pt" fo:font-weight="bold" style:font-size-asian="11pt" style:font-weight-asian="bold" style:font-size-complex="11pt" style:font-weight-complex="bold"/>
    </style:style>
    <style:style style:name="T25" style:family="text">
      <style:text-properties style:font-name="Calibri1" fo:font-weight="bold" style:font-weight-asian="bold" style:font-weight-complex="bold"/>
    </style:style>
    <style:style style:name="T26" style:family="text">
      <style:text-properties fo:color="#000000" style:font-name="Calibri1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color="#000000" style:font-name="Calibri1" fo:font-size="11pt" style:font-size-asian="11pt" style:font-size-complex="11pt"/>
    </style:style>
    <style:style style:name="T28" style:family="text"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T29" style:family="text">
      <style:text-properties fo:color="#000000" style:font-name="Calibri1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30" style:family="text">
      <style:text-properties fo:color="#000000" style:font-name="Calibri1" fo:font-size="11pt" style:font-name-asian="Consolas" style:font-size-asian="11pt" style:font-name-complex="Consolas" style:font-size-complex="11pt"/>
    </style:style>
    <style:style style:name="T31" style:family="text">
      <style:text-properties fo:color="#000000" style:font-name="Calibri1" fo:font-size="2pt" fo:font-weight="normal" style:font-size-asian="2pt" style:font-weight-asian="normal" style:font-size-complex="2pt" style:font-weight-complex="normal"/>
    </style:style>
    <style:style style:name="T32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lient:</text:span><text:span text:style-name="T4"> object that connects to the </text:span><text:span text:style-name="T2">Server</text:span><text:span text:style-name="T4"> and controls one of the </text:span><text:span text:style-name="T2">ShipStations</text:span><text:span text:style-name="T4"> on a </text:span><text:span text:style-name="T2">Ship</text:span><text:span text:style-name="T4"> object</text:span></text:p>
      <text:list xml:id="list6312192687313149655" text:style-name="L1">
        <text:list-item>
          <text:p text:style-name="P6"><text:span text:style-name="T4">References </text:span><text:span text:style-name="T2">GameLibrary</text:span></text:p>
        </text:list-item>
        <text:list-item>
          <text:p text:style-name="P6"><text:span text:style-name="T4">Networking (sending keystrokes and commands to the </text:span><text:span text:style-name="T2">Server</text:span><text:span text:style-name="T4"> and receives messages from the </text:span><text:span text:style-name="T2">Server</text:span><text:span text:style-name="T4"> telling it what to display for the </text:span><text:span text:style-name="T2">User</text:span><text:span text:style-name="T4">)</text:span></text:p>
        </text:list-item>
      </text:list>
      <text:p text:style-name="P3"/>
      <text:p text:style-name="P1"><text:span text:style-name="T1">Server:</text:span><text:span text:style-name="T4"> object that runs on the host machine for other </text:span><text:span text:style-name="T2">Clients</text:span><text:span text:style-name="T4"> to connect to</text:span></text:p>
      <text:list xml:id="list4712454924088589733" text:style-name="L2">
        <text:list-item>
          <text:p text:style-name="P7"><text:span text:style-name="T4">References </text:span><text:span text:style-name="T2">GameLibrary</text:span></text:p>
        </text:list-item>
        <text:list-item>
          <text:p text:style-name="P9">A List of <text:span text:style-name="T2">Clients</text:span></text:p>
        </text:list-item>
        <text:list-item>
          <text:p text:style-name="P7"><text:span text:style-name="T4">Networking (sending messages to the </text:span><text:span text:style-name="T2">Clients</text:span><text:span text:style-name="T4"> representing the information to display and receiving messages indicating what keys the </text:span><text:span text:style-name="T2">Clients</text:span><text:span text:style-name="T4"> are pressing)</text:span></text:p>
        </text:list-item>
        <text:list-item>
          <text:p text:style-name="P9">Saving and Loading of games</text:p>
        </text:list-item>
        <text:list-item>
          <text:p text:style-name="P7"><text:span text:style-name="T4">A </text:span><text:span text:style-name="T2">Galaxy</text:span><text:span text:style-name="T4"> object</text:span></text:p>
        </text:list-item>
        <text:list-item>
          <text:p text:style-name="P7"><text:span text:style-name="T4">Normalise_Direction(ByVal nDirection as double) As Double Returns a radian between the range of 0-2*Pi</text:span></text:p>
        </text:list-item>
      </text:list>
      <text:p text:style-name="P2"/>
      <text:p text:style-name="P1"><text:span text:style-name="T2">Galaxy:</text:span><text:span text:style-name="T4"> object that encompasses the game</text:span></text:p>
      <text:list xml:id="list7742406978510060325" text:style-name="L3">
        <text:list-item>
          <text:p text:style-name="P21"><text:span text:style-name="T4">A </text:span><text:span text:style-name="T2">Timer</text:span><text:span text:style-name="T4"> object that Updates the </text:span><text:span text:style-name="T2">Galaxy</text:span></text:p>
        </text:list-item>
      </text:list>
      <text:list xml:id="list235701468222657198" text:style-name="L4">
        <text:list-item>
          <text:p text:style-name="P23"><text:span text:style-name="T4">A reference to the </text:span>Sector<text:span text:style-name="T4"> object that the game is currently focused in</text:span></text:p>
        </text:list-item>
        <text:list-item>
          <text:p text:style-name="P44"><text:span text:style-name="T5">A </text:span><text:span text:style-name="T17">CombatSpace</text:span><text:span text:style-name="T5"> object that contains the 'Ship to Ship' fights</text:span></text:p>
        </text:list-item>
        <text:list-item>
          <text:p text:style-name="P44"><text:span text:style-name="T5">An array of references to </text:span><text:span text:style-name="T17">Planet</text:span><text:span text:style-name="T5"> objects inside the </text:span><text:span text:style-name="T17">Galaxy's</text:span><text:span text:style-name="T5"> </text:span><text:span text:style-name="T17">Sectors</text:span></text:p>
        </text:list-item>
        <text:list-item>
          <text:p text:style-name="P23"><text:span text:style-name="T4">An enumerator representation the different </text:span>Allegiances<text:span text:style-name="T4"> in the </text:span>Galaxy</text:p>
        </text:list-item>
        <text:list-item>
          <text:p text:style-name="P23"><text:span text:style-name="T4">An enumerator representing the different </text:span>GalaxyStates<text:span text:style-name="T4"> of a </text:span>Galaxy</text:p>
        </text:list-item>
        <text:list-item>
          <text:p text:style-name="P23"><text:span text:style-name="T4">An </text:span>Integer<text:span text:style-name="T4"> value representing the </text:span>GalaxyState<text:span text:style-name="T4"> of the </text:span>Galaxy</text:p>
        </text:list-item>
        <text:list-item>
          <text:p text:style-name="P23"><text:span text:style-name="T4">Update() Updates either all </text:span>Sector <text:span text:style-name="T4">objects in the game or the </text:span>CombatSpace<text:span text:style-name="T4"> object and sends messages to all connected </text:span>Clients</text:p>
        </text:list-item>
        <text:list-item>
          <text:p text:style-name="P10">Normalise_Radian(ByVal radian as Double) Takes a Double value and changes it to be within the range of 0-2Pi</text:p>
        </text:list-item>
      </text:list>
      <text:p text:style-name="P2"/>
      <text:p text:style-name="P4">CombatSpace:<text:span text:style-name="T4"> object that encompasses the </text:span>Ship<text:span text:style-name="T4"> to </text:span>Ship<text:span text:style-name="T4"> combat</text:span></text:p>
      <text:list xml:id="list8384228460646686913" text:style-name="L5">
        <text:list-item>
          <text:p text:style-name="P24"><text:span text:style-name="T4">A reference to the </text:span>Ship<text:span text:style-name="T4"> object that the </text:span>Clients<text:span text:style-name="T4"> control</text:span></text:p>
        </text:list-item>
        <text:list-item>
          <text:p text:style-name="P24"><text:span text:style-name="T4">List of all </text:span>Ship<text:span text:style-name="T4"> objects that are in combat</text:span></text:p>
        </text:list-item>
        <text:list-item>
          <text:p text:style-name="P37"><text:span text:style-name="T4">Updat</text:span><text:span text:style-name="T26">e_Combat() updates all </text:span><text:span text:style-name="T28">Ship</text:span><text:span text:style-name="T26"> objects in the List and all of their stations</text:span></text:p>
        </text:list-item>
        <text:list-item>
          <text:p text:style-name="P42"><text:span text:style-name="T5">Remove_Ship(ByVal nIndex As Integer) Removes the Ship object at the specified index</text:span></text:p>
        </text:list-item>
        <text:list-item>
          <text:p text:style-name="P37"><text:span text:style-name="T4">AI_Comabt() Pits two AI </text:span><text:span text:style-name="T2">Fleets</text:span><text:span text:style-name="T4"> against each other</text:span></text:p>
        </text:list-item>
        <text:list-item>
          <text:p text:style-name="P37"><text:span text:style-name="T4">Recentre() recentres the </text:span><text:span text:style-name="T2">Ship</text:span><text:span text:style-name="T4"> objects that the </text:span><text:span text:style-name="T2">Clients</text:span><text:span text:style-name="T4"> control to the next in the list</text:span></text:p>
        </text:list-item>
        <text:list-item>
          <text:p text:style-name="P37"><text:span text:style-name="T4">Generate_Scenario(byref nEnemy as </text:span><text:span text:style-name="T2">Fleet</text:span><text:span text:style-name="T4">) Passes in a </text:span><text:span text:style-name="T2">Fleet</text:span><text:span text:style-name="T4"> object for the </text:span><text:span text:style-name="T2">Clients</text:span><text:span text:style-name="T4"> to combat ship to ship and sets the </text:span><text:span text:style-name="T2">Game World</text:span><text:span text:style-name="T4"> to update the combat scenario instead of the sectors.</text:span></text:p>
        </text:list-item>
      </text:list>
      <text:p text:style-name="P2"/>
      <text:p text:style-name="P4">Ship:<text:span text:style-name="T4"> object that combats other </text:span>Ships</text:p>
      <text:list xml:id="list6446719204732676540" text:style-name="L6">
        <text:list-item>
          <text:p text:style-name="P11">Inherits <text:span text:style-name="T2">GameLibrary.Entity</text:span></text:p>
        </text:list-item>
        <text:list-item>
          <text:p text:style-name="P11"><text:soft-page-break/>A refe<text:span text:style-name="T27">rence to the </text:span><text:span text:style-name="T28">Fleet</text:span><text:span text:style-name="T27"> object that contains the </text:span><text:span text:style-name="T28">Ship</text:span></text:p>
        </text:list-item>
        <text:list-item>
          <text:p text:style-name="P11"><text:span text:style-name="T27">An </text:span><text:span text:style-name="T28">Integer</text:span><text:span text:style-name="T27"> value representing the </text:span><text:span text:style-name="T28">Allegiance </text:span><text:span text:style-name="T27">of the </text:span><text:span text:style-name="T28">Ship</text:span></text:p>
        </text:list-item>
        <text:list-item>
          <text:p text:style-name="P49"><text:span text:style-name="T17">An </text:span><text:span text:style-name="T3">Int16</text:span><text:span text:style-name="T17"> value representing the default speed for the </text:span><text:span text:style-name="T3">Ship</text:span><text:span text:style-name="T17"> to move at</text:span></text:p>
        </text:list-item>
        <text:list-item>
          <text:p text:style-name="P49"><text:span text:style-name="T17">An </text:span><text:span text:style-name="T3">Integer</text:span><text:span text:style-name="T17"> value representing the distance this </text:span><text:span text:style-name="T3">Ship</text:span><text:span text:style-name="T17"> wants to keep from other </text:span><text:span text:style-name="T3">Ships</text:span></text:p>
        </text:list-item>
        <text:list-item>
          <text:p text:style-name="P11">A <text:span text:style-name="T2">ShipLayout</text:span> object representing the <text:span text:style-name="T2">Ship's</text:span> structure and power network</text:p>
        </text:list-item>
        <text:list-item>
          <text:p text:style-name="P36"><text:span text:style-name="T4">A </text:span>Double<text:span text:style-name="T4"> value representing the maximum value of the </text:span>Ship's<text:span text:style-name="T4"> hull</text:span></text:p>
        </text:list-item>
        <text:list-item>
          <text:p text:style-name="P11">A <text:span text:style-name="T2">StatDbl</text:span> object representing the <text:span text:style-name="T2">Ship's</text:span> hull</text:p>
        </text:list-item>
        <text:list-item>
          <text:p text:style-name="P11">A <text:span text:style-name="T2">Double</text:span> value representing the acceleration of the <text:span text:style-name="T2">Ship</text:span></text:p>
        </text:list-item>
        <text:list-item>
          <text:p text:style-name="P11">A <text:span text:style-name="T2">Double</text:span> value representing the speed of the <text:span text:style-name="T2">Ship</text:span></text:p>
        </text:list-item>
        <text:list-item>
          <text:p text:style-name="P11">A <text:span text:style-name="T2">Double</text:span> value representing the turning speed of the <text:span text:style-name="T2">Ship</text:span></text:p>
        </text:list-item>
        <text:list-item>
          <text:p text:style-name="P11">A <text:span text:style-name="T2">Double</text:span> value representing the direction of the <text:span text:style-name="T2">Ship</text:span> in world space</text:p>
        </text:list-item>
        <text:list-item>
          <text:p text:style-name="P11">An <text:span text:style-name="T2">Integer</text:span> value representing the Index of the <text:span text:style-name="T2">Ship</text:span> in it's containing <text:span text:style-name="T2">Fleet</text:span></text:p>
        </text:list-item>
        <text:list-item>
          <text:p text:style-name="P11">An <text:span text:style-name="T2">Integer</text:span> value representing the Index of the <text:span text:style-name="T2">Ship</text:span> in the <text:span text:style-name="T2">Combat</text:span> <text:span text:style-name="T2">Space</text:span></text:p>
        </text:list-item>
        <text:list-item>
          <text:p text:style-name="P56"><text:span text:style-name="T4">A </text:span><text:span text:style-name="T2">Boolean</text:span><text:span text:style-name="T4"> value indicating whether the </text:span><text:span text:style-name="T2">Ship</text:span><text:span text:style-name="T4"> is firing</text:span></text:p>
        </text:list-item>
        <text:list-item>
          <text:p text:style-name="P40"><text:span text:style-name="T17">A </text:span><text:span text:style-name="T3">Boolean</text:span><text:span text:style-name="T17"> value indicating whether the </text:span><text:span text:style-name="T3">Ship</text:span><text:span text:style-name="T17"> has been hit this Update</text:span></text:p>
        </text:list-item>
        <text:list-item>
          <text:p text:style-name="P11">A <text:span text:style-name="T2">Boolean</text:span> value indicating whether the <text:span text:style-name="T2">Ship</text:span> is in combat</text:p>
        </text:list-item>
        <text:list-item>
          <text:p text:style-name="P11">A <text:span text:style-name="T2">Helm</text:span> object that controls the steering of the <text:span text:style-name="T2">Ship</text:span></text:p>
        </text:list-item>
        <text:list-item>
          <text:p text:style-name="P11">A <text:span text:style-name="T2">Battery</text:span> object that controls the aiming and firing of the <text:span text:style-name="T2">Ship's</text:span> <text:span text:style-name="T2">Weapons</text:span></text:p>
        </text:list-item>
        <text:list-item>
          <text:p text:style-name="P11">A <text:span text:style-name="T2">Shields</text:span> object that controls the powering of the <text:span text:style-name="T2">Ship's</text:span> shielding</text:p>
        </text:list-item>
        <text:list-item>
          <text:p text:style-name="P11">A <text:span text:style-name="T2">Engines </text:span><text:span text:style-name="T27">object that controls the production and routing of power through the </text:span><text:span text:style-name="T28">Ship</text:span></text:p>
        </text:list-item>
        <text:list-item>
          <text:p text:style-name="P11"><text:span text:style-name="T30">An </text:span><text:span text:style-name="T29">Integer</text:span><text:span text:style-name="T30"> value representing the CombatIndex of the </text:span><text:span text:style-name="T29">Ship</text:span><text:span text:style-name="T30"> this </text:span><text:span text:style-name="T29">Ship</text:span><text:span text:style-name="T30"> is targeting</text:span></text:p>
        </text:list-item>
        <text:list-item>
          <text:p text:style-name="P36"><text:span text:style-name="T4">An array of </text:span>PowerNode<text:span text:style-name="T4"> objects which represent the routes that power can take through the </text:span>Ship</text:p>
        </text:list-item>
        <text:list-item>
          <text:p text:style-name="P46"><text:span text:style-name="T5">An array of </text:span><text:span text:style-name="T17">WeaponMount </text:span><text:span text:style-name="T5">objects</text:span></text:p>
        </text:list-item>
        <text:list-item>
          <text:p text:style-name="P11">Take_Damage(ByVal IncomingVector as <text:span text:style-name="T2">Double</text:span>, ByVal IncomingDamage as <text:span text:style-name="T2">Double</text:span>) subtracts the damage done to the <text:span text:style-name="T2">Ship</text:span> after calling Deflect_Damage(IncomingVector, IncomingDamage) on the <text:span text:style-name="T2">Ship's Shields </text:span>object</text:p>
        </text:list-item>
        <text:list-item>
          <text:p text:style-name="P11">Destroy() Removes all references to the <text:span text:style-name="T2">Ship</text:span> and within the <text:span text:style-name="T2">Ship</text:span></text:p>
        </text:list-item>
        <text:list-item>
          <text:p text:style-name="P11">Update() Updates the <text:span text:style-name="T2">Ship's</text:span> position in world space</text:p>
        </text:list-item>
      </text:list>
      <text:p text:style-name="P2"/>
      <text:p text:style-name="P4">ShipStation:<text:span text:style-name="T4"> base class for the four stations on a </text:span>Ship</text:p>
      <text:list xml:id="list7687985663223615603" text:style-name="L7">
        <text:list-item>
          <text:p text:style-name="P12">A reference to the <text:span text:style-name="T2">Ship</text:span> object that contains the <text:span text:style-name="T2">ShipStation</text:span></text:p>
        </text:list-item>
        <text:list-item>
          <text:p text:style-name="P12">A <text:span text:style-name="T2">Boolean</text:span> value indicating whether the <text:span text:style-name="T2">ShipStation</text:span> is AI or player controlled</text:p>
        </text:list-item>
        <text:list-item>
          <text:p text:style-name="P12">An <text:span text:style-name="T2">Enumerator</text:span> of the 4 Stations on a <text:span text:style-name="T2">Ship</text:span></text:p>
        </text:list-item>
        <text:list-item>
          <text:p text:style-name="P12">Update() Updates the <text:span text:style-name="T2">ShipStation</text:span></text:p>
        </text:list-item>
      </text:list>
      <text:p text:style-name="P4"/>
      <text:p text:style-name="P4">Helm:<text:span text:style-name="T4"> object that controls the speed and direction of the </text:span>Ship</text:p>
      <text:list xml:id="list976230553116269684" text:style-name="L8">
        <text:list-item>
          <text:p text:style-name="P25"><text:span text:style-name="T4">Inherits </text:span><text:span text:style-name="T15">ShipStation</text:span></text:p>
        </text:list-item>
        <text:list-item>
          <text:p text:style-name="P38"><text:span text:style-name="T17">An </text:span><text:span text:style-name="T3">Int16</text:span><text:span text:style-name="T17"> value that indicates whether to avoid a collision/enemy to the right or left</text:span></text:p>
        </text:list-item>
        <text:list-item>
          <text:p text:style-name="P13"><text:soft-page-break/><text:span text:style-name="T15">A </text:span><text:span text:style-name="T16">Boole</text:span><text:span text:style-name="T2">an</text:span> value indicating whether the <text:span text:style-name="T2">Ship</text:span> should accelerate or decelerate to escape an enemy</text:p>
        </text:list-item>
        <text:list-item>
          <text:p text:style-name="P38"><text:span text:style-name="T17">An enumerator of the different Actions the </text:span><text:span text:style-name="T3">Helm</text:span><text:span text:style-name="T17"> can take</text:span></text:p>
        </text:list-item>
        <text:list-item>
          <text:p text:style-name="P25"><text:span text:style-name="T4">Update() Updates the Throttle and Direction of the </text:span>Ship<text:span text:style-name="T4"> based on the </text:span>Ship's<text:span text:style-name="T4"> target which can all be done by a </text:span>Client</text:p>
        </text:list-item>
      </text:list>
      <text:p text:style-name="P4"/>
      <text:p text:style-name="P4">Battery:<text:span text:style-name="T4"> object that controls the aiming and firing of the </text:span>Ship's<text:span text:style-name="T4"> weapons</text:span></text:p>
      <text:list xml:id="list112780941574896357" text:style-name="L9">
        <text:list-item>
          <text:p text:style-name="P55"><text:span text:style-name="T4">Inherits </text:span><text:span text:style-name="T2">ShipStation</text:span></text:p>
        </text:list-item>
        <text:list-item>
          <text:p text:style-name="P41"><text:span text:style-name="T17">A </text:span><text:span text:style-name="T3">Boolean</text:span><text:span text:style-name="T17"> value indicating whether or not the Station is receiving power</text:span></text:p>
        </text:list-item>
        <text:list-item>
          <text:p text:style-name="P26"><text:span text:style-name="T4">Update() Aims the </text:span>Ship's<text:span text:style-name="T4"> </text:span>Weapons<text:span text:style-name="T4">, fires them if necessary and selects the closest enemy </text:span>Ship<text:span text:style-name="T4"> as a target for the </text:span>Ship<text:span text:style-name="T4"> all of which (besides target selection) can be done by a </text:span>Client</text:p>
        </text:list-item>
      </text:list>
      <text:p text:style-name="P4"/>
      <text:p text:style-name="P4">Shields:<text:span text:style-name="T4"> object that controls the powering of the </text:span>Ship's<text:span text:style-name="T4"> shields</text:span></text:p>
      <text:list xml:id="list8629808175590522416" text:style-name="L10">
        <text:list-item>
          <text:p text:style-name="P27"><text:span text:style-name="T4">Inherits </text:span>ShipStation</text:p>
        </text:list-item>
        <text:list-item>
          <text:p text:style-name="P14">A <text:span text:style-name="T2">Double</text:span> value representing how much power the station has to use per update</text:p>
        </text:list-item>
        <text:list-item>
          <text:p text:style-name="P14">A <text:span text:style-name="T2">StatDbl</text:span> object representing the minimum, current and maximum values for the <text:span text:style-name="T2">Ship's</text:span> Shield</text:p>
        </text:list-item>
        <text:list-item>
          <text:p text:style-name="P14">A <text:span text:style-name="T2">Double</text:span> value representing the direction the <text:span text:style-name="T2">Ship's</text:span> Shield is facing</text:p>
        </text:list-item>
        <text:list-item>
          <text:p text:style-name="P14">A <text:span text:style-name="T2">Double</text:span> value representing the sweep angle of the <text:span text:style-name="T2">Ship's</text:span> Shield</text:p>
        </text:list-item>
        <text:list-item>
          <text:p text:style-name="P51"><text:span text:style-name="T17">A </text:span><text:span text:style-name="T3">Boolean</text:span><text:span text:style-name="T17"> value indicating whether or not the Station is receiving power</text:span></text:p>
        </text:list-item>
        <text:list-item>
          <text:p text:style-name="P14">A <text:span text:style-name="T2">Dictionary</text:span> of <text:span text:style-name="T2">Doubles</text:span> representing the how the Shield is affected by different <text:span text:style-name="T2">DamageTypes</text:span></text:p>
        </text:list-item>
        <text:list-item>
          <text:p text:style-name="P14">Deflect_Damage(ByVal Vector as <text:span text:style-name="T2">Double</text:span>, ByVal Damage as <text:span text:style-name="T2">Double</text:span>, ByVal Type as <text:span text:style-name="T2">Weapon.DamageTypes</text:span>) calculates the damage that penetrates the <text:span text:style-name="T2">Ship's</text:span> Shield and subtracts the incoming damage from the <text:span text:style-name="T2">Ship's</text:span> Shield</text:p>
        </text:list-item>
        <text:list-item>
          <text:p text:style-name="P27"><text:span text:style-name="T4">Update() rotates the </text:span>Ship's<text:span text:style-name="T4"> Shield to face the closest enemy and Charges the Shield</text:span></text:p>
        </text:list-item>
      </text:list>
      <text:p text:style-name="P2"/>
      <text:p text:style-name="P4">Engines:<text:span text:style-name="T4"> object that controls the distribution and routing of power throughout the </text:span>Ship</text:p>
      <text:list xml:id="list7029653837117414712" text:style-name="L11">
        <text:list-item>
          <text:p text:style-name="P28"><text:span text:style-name="T4">Inherits </text:span>ShipStation</text:p>
        </text:list-item>
        <text:list-item>
          <text:p text:style-name="P52"><text:span text:style-name="T17">A </text:span><text:span text:style-name="T3">StatDbl</text:span><text:span text:style-name="T17"> object representing the minimum, current and maximum power output</text:span></text:p>
        </text:list-item>
        <text:list-item>
          <text:p text:style-name="P43"><text:span text:style-name="T5">A </text:span><text:span text:style-name="T3">StatDbl</text:span><text:span text:style-name="T5"> object representing the minimum, current and maximum integrity of the </text:span><text:span text:style-name="T3">Engines</text:span></text:p>
        </text:list-item>
        <text:list-item>
          <text:p text:style-name="P52"><text:span text:style-name="T17">A </text:span><text:span text:style-name="T3">StatDbl</text:span><text:span text:style-name="T17"> object representing the minimum, current and maximum values for the </text:span><text:span text:style-name="T3">Ship's</text:span><text:span text:style-name="T17"> throttle</text:span></text:p>
        </text:list-item>
        <text:list-item>
          <text:p text:style-name="P28"><text:span text:style-name="T4">Update() Attempts to rout power to all stations and calls Update() on the </text:span>Ship's<text:span text:style-name="T4"> </text:span>Weapons<text:span text:style-name="T4"> and </text:span>Shields</text:p>
        </text:list-item>
      </text:list>
      <text:p text:style-name="P2"/>
      <text:p text:style-name="P4">PowerNode:<text:span text:style-name="T4"> object that links into paths for power from the engines</text:span></text:p>
      <text:list xml:id="list4548820459870324602" text:style-name="L13">
        <text:list-item>
          <text:p text:style-name="P50"><text:span text:style-name="T17">A reference to the </text:span><text:span text:style-name="T3">Ship</text:span><text:span text:style-name="T17"> that this </text:span><text:span text:style-name="T3">PowerNode</text:span><text:span text:style-name="T17"> is inside</text:span></text:p>
        </text:list-item>
        <text:list-item>
          <text:p text:style-name="P50"><text:span text:style-name="T17">A </text:span><text:span text:style-name="T3">Boolean</text:span><text:span text:style-name="T17"> value indicating whether the </text:span><text:span text:style-name="T3">PowerNode</text:span><text:span text:style-name="T17"> can have powered routed through it</text:span></text:p>
        </text:list-item>
        <text:list-item>
          <text:p text:style-name="P45"><text:span text:style-name="T5">A </text:span><text:span text:style-name="T17">Boolean</text:span><text:span text:style-name="T5"> value indicating whether the </text:span><text:span text:style-name="T17">PowerNode</text:span><text:span text:style-name="T5"> is connected to the </text:span><text:span text:style-name="T17">Engines</text:span></text:p>
        </text:list-item>
        <text:list-item>
          <text:p text:style-name="P29"><text:soft-page-break/><text:span text:style-name="T4">An </text:span>Integer<text:span text:style-name="T4"> value indicating the position of the </text:span>PowerNode<text:span text:style-name="T4"> in the </text:span>ShipLayout's<text:span text:style-name="T4"> array of </text:span>PowerNodes</text:p>
        </text:list-item>
        <text:list-item>
          <text:p text:style-name="P29"><text:span text:style-name="T4">A point indicating the position of the </text:span>PowerNode<text:span text:style-name="T4"> in the </text:span>Ship</text:p>
        </text:list-item>
        <text:list-item>
          <text:p text:style-name="P29"><text:span text:style-name="T4">An array of </text:span>Integers<text:span text:style-name="T4"> representing the index of other </text:span>PowerNodes<text:span text:style-name="T4"> this one connects to</text:span></text:p>
        </text:list-item>
        <text:list-item>
          <text:p text:style-name="P29"><text:span text:style-name="T4">An </text:span>Integer<text:span text:style-name="T4"> value representing what type of Power Node this one is</text:span></text:p>
        </text:list-item>
        <text:list-item>
          <text:p text:style-name="P45"><text:span text:style-name="T5">A </text:span><text:span text:style-name="T17">Double</text:span><text:span text:style-name="T5"> value representing the direction of the </text:span><text:span text:style-name="T17">PowerNode</text:span><text:span text:style-name="T5"> from the centre of the </text:span><text:span text:style-name="T17">Ship</text:span></text:p>
        </text:list-item>
        <text:list-item>
          <text:p text:style-name="P50"><text:span text:style-name="T17">An </text:span><text:span text:style-name="T3">Integer</text:span><text:span text:style-name="T17"> value representing the distance of the </text:span><text:span text:style-name="T3">PowerNode</text:span><text:span text:style-name="T17"> from the centre of the </text:span><text:span text:style-name="T3">Ship</text:span></text:p>
        </text:list-item>
        <text:list-item>
          <text:p text:style-name="P15">An enumerator of the Types of Power Nodes</text:p>
        </text:list-item>
      </text:list>
      <text:p text:style-name="P2"/>
      <text:p text:style-name="P4">WeaponMount:<text:span text:style-name="T4"> object that holds a </text:span>Weapon<text:span text:style-name="T4"> object and defines the range that it can turn and it's offset from forward on the </text:span>Ship</text:p>
      <text:list xml:id="list541870417393294857" text:style-name="L14">
        <text:list-item>
          <text:p text:style-name="P30"><text:span text:style-name="T4">A </text:span>Weapon<text:span text:style-name="T4"> object that is mounted here</text:span></text:p>
        </text:list-item>
        <text:list-item>
          <text:p text:style-name="P30"><text:span text:style-name="T4">A </text:span>StatDbl<text:span text:style-name="T4"> object that defines the distance that the </text:span>Weapon<text:span text:style-name="T4"> can turn</text:span></text:p>
        </text:list-item>
        <text:list-item>
          <text:p text:style-name="P30"><text:span text:style-name="T4">A </text:span>Double<text:span text:style-name="T4"> value representing the offset of the mount from forward on the </text:span>Ship</text:p>
        </text:list-item>
      </text:list>
      <text:p text:style-name="P4"/>
      <text:p text:style-name="P4">Weapon:<text:span text:style-name="T4"> object that represents a weapon on a </text:span>Ship</text:p>
      <text:list xml:id="list2233151946480557773" text:style-name="L15">
        <text:list-item>
          <text:p text:style-name="P31"><text:span text:style-name="T4">A </text:span>StatInt<text:span text:style-name="T4"> object representing the range of the weapon</text:span></text:p>
        </text:list-item>
        <text:list-item>
          <text:p text:style-name="P31"><text:span text:style-name="T4">A </text:span>StatInt<text:span text:style-name="T4"> object representing the ammunition in the weapon</text:span></text:p>
        </text:list-item>
        <text:list-item>
          <text:p text:style-name="P31"><text:span text:style-name="T4">A </text:span>StatInt<text:span text:style-name="T4"> object representing the reload state and controlling the reload time of the </text:span>Weapon</text:p>
        </text:list-item>
        <text:list-item>
          <text:p text:style-name="P16">A <text:span text:style-name="T2">StatDbl</text:span> object representing the damage the weapon does</text:p>
        </text:list-item>
        <text:list-item>
          <text:p text:style-name="P16">A <text:span text:style-name="T2">Double</text:span> value representing how much power it costs to generate ammunition for the <text:span text:style-name="T2">Weapon</text:span></text:p>
        </text:list-item>
        <text:list-item>
          <text:p text:style-name="P31"><text:span text:style-name="T4">A </text:span>Double<text:span text:style-name="T4"> value repre</text:span><text:span text:style-name="T26">senting how quickly the </text:span><text:span text:style-name="T27">Weapon</text:span><text:span text:style-name="T26"> turns on it's mount</text:span></text:p>
        </text:list-item>
        <text:list-item>
          <text:p text:style-name="P16"><text:span text:style-name="T27">A </text:span><text:span text:style-name="T28">Double</text:span><text:span text:style-name="T27"> value representing how much power the </text:span><text:span text:style-name="T28">Weapon</text:span><text:span text:style-name="T27"> has to use per update</text:span></text:p>
        </text:list-item>
        <text:list-item>
          <text:p text:style-name="P16"><text:span text:style-name="T27">An enumerator representing the different </text:span><text:span text:style-name="T28">DamageTypes</text:span></text:p>
        </text:list-item>
        <text:list-item>
          <text:p text:style-name="P39"><text:span text:style-name="T4">Fire_Weapon() c</text:span><text:span text:style-name="T17">hecks if the </text:span><text:span text:style-name="T3">Weapon</text:span><text:span text:style-name="T17"> is ready and able to fire, then calls Do_Damage() if it is</text:span></text:p>
        </text:list-item>
        <text:list-item>
          <text:p text:style-name="P16">Do_Damage() calls Take_Damage() on damaged Ships</text:p>
        </text:list-item>
        <text:list-item>
          <text:p text:style-name="P16">Update() Generates ammunition for the <text:span text:style-name="T2">Weapon</text:span> and updates how many more updates before the <text:span text:style-name="T2">Weapon</text:span> can fire</text:p>
        </text:list-item>
        <text:list-item>
          <text:p text:style-name="P16">Destroy() Destroys the <text:span text:style-name="T2">Weapon</text:span></text:p>
        </text:list-item>
        <text:list-item>
          <text:p text:style-name="P16">To_Item() Creates an <text:span text:style-name="T2">Item</text:span> object and stores it in the <text:span text:style-name="T2">Fleet</text:span> before destroying the <text:span text:style-name="T2">Weapon</text:span></text:p>
        </text:list-item>
      </text:list>
      <text:p text:style-name="P2"/>
      <text:p text:style-name="P4">Sector:<text:span text:style-name="T4"> An object that represents an area in the </text:span>Galaxy</text:p>
      <text:list xml:id="list8377737341692562855" text:style-name="L16">
        <text:list-item>
          <text:p text:style-name="P32"><text:span text:style-name="T4">A </text:span>Point<text:span text:style-name="T4"> object representing the position of the </text:span>Sector<text:span text:style-name="T4"> in the </text:span>Galaxy</text:p>
        </text:list-item>
        <text:list-item>
          <text:p text:style-name="P17">A <text:span text:style-name="T2">String</text:span> value representing the name of the <text:span text:style-name="T2">Sector</text:span></text:p>
        </text:list-item>
        <text:list-item>
          <text:p text:style-name="P17">An <text:span text:style-name="T2">Integer</text:span> value representing the Sectors Index in the <text:span text:style-name="T2">Galaxy's</text:span> list</text:p>
        </text:list-item>
        <text:list-item>
          <text:p text:style-name="P17">An array of <text:span text:style-name="T2">Integers</text:span> representing the indexes of other <text:span text:style-name="T2">Sectors </text:span>this one connects to</text:p>
        </text:list-item>
        <text:list-item>
          <text:p text:style-name="P17">A <text:span text:style-name="T2">Planet</text:span> object inside the <text:span text:style-name="T2">Sector</text:span></text:p>
        </text:list-item>
        <text:list-item>
          <text:p text:style-name="P32"><text:span text:style-name="T4">A list of </text:span>Fleet<text:span text:style-name="T4"> objects inside the </text:span>Sector</text:p>
        </text:list-item>
        <text:list-item>
          <text:p text:style-name="P32"><text:soft-page-break/><text:span text:style-name="T4">An Array of </text:span>SpaceStations<text:span text:style-name="T4"> inside the </text:span>Sector</text:p>
        </text:list-item>
        <text:list-item>
          <text:p text:style-name="P32"><text:span text:style-name="T4">Add_Fleet(byref nFleet as Fleet) Adds the </text:span>Fleet<text:span text:style-name="T4"> to the list of </text:span>Fleets<text:span text:style-name="T4"> and sets their index</text:span></text:p>
        </text:list-item>
        <text:list-item>
          <text:p text:style-name="P17">Remove_Fleet(byval nIndex as Integer) Removes a Fleet from the list of Fleets at the specified index</text:p>
        </text:list-item>
      </text:list>
      <text:p text:style-name="P2"/>
      <text:p text:style-name="P4">SpaceStation:<text:span text:style-name="T4"> An object that represents a Space Station in a </text:span>Sector</text:p>
      <text:list xml:id="list32214147" text:continue-numbering="true" text:style-name="L16">
        <text:list-item>
          <text:p text:style-name="P17">A reference to the <text:span text:style-name="T2">Sector</text:span> object that holds the <text:span text:style-name="T2">SpaceStation</text:span></text:p>
        </text:list-item>
        <text:list-item>
          <text:p text:style-name="P32"><text:span text:style-name="T4">A </text:span>Point<text:span text:style-name="T4"> object representing the position of the </text:span>SpaceStation<text:span text:style-name="T4"> in the </text:span>Sector</text:p>
        </text:list-item>
        <text:list-item>
          <text:p text:style-name="P17">An <text:span text:style-name="T2">Integer</text:span> value representing the <text:span text:style-name="T2">SpaceStation's</text:span> index in the <text:span text:style-name="T2">Sector's</text:span> list of <text:span text:style-name="T2">SpaceStations</text:span></text:p>
        </text:list-item>
      </text:list>
      <text:p text:style-name="P4"/>
      <text:p text:style-name="P4">Planet:<text:span text:style-name="T4"> object that acts as a Shop for players</text:span></text:p>
      <text:list xml:id="list1720278860869423006" text:style-name="L17">
        <text:list-item>
          <text:p text:style-name="P18"><text:span text:style-name="T6">A reference to the </text:span><text:span text:style-name="T8">Sector</text:span><text:span text:style-name="T6"> object the </text:span><text:span text:style-name="T8">Planet</text:span><text:span text:style-name="T6"> is inside</text:span></text:p>
        </text:list-item>
        <text:list-item>
          <text:p text:style-name="P33"><text:span text:style-name="T7">A </text:span><text:span text:style-name="T6">Point</text:span><text:span text:style-name="T7"> representing the position of the </text:span><text:span text:style-name="T6">Planet</text:span><text:span text:style-name="T7"> in the </text:span><text:span text:style-name="T6">Sector</text:span></text:p>
        </text:list-item>
        <text:list-item>
          <text:p text:style-name="P18"><text:span text:style-name="T6">A </text:span><text:span text:style-name="T8">String</text:span><text:span text:style-name="T6"> value representing the name of the </text:span><text:span text:style-name="T8">Planet</text:span></text:p>
        </text:list-item>
        <text:list-item>
          <text:p text:style-name="P18"><text:span text:style-name="T6">An </text:span><text:span text:style-name="T8">Integer</text:span><text:span text:style-name="T6"> representing the Index of the </text:span><text:span text:style-name="T8">Planet</text:span><text:span text:style-name="T6"> in the galaxy</text:span></text:p>
        </text:list-item>
        <text:list-item>
          <text:p text:style-name="P48"><text:span text:style-name="T10">A list of </text:span><text:span text:style-name="T9">Item</text:span><text:span text:style-name="T10"> objects that the </text:span><text:span text:style-name="T9">Planet</text:span><text:span text:style-name="T10"> has to trade with</text:span></text:p>
        </text:list-item>
        <text:list-item>
          <text:p text:style-name="P33"><text:span text:style-name="T7">Update() Interacts with any available </text:span><text:span text:style-name="T6">Fleets</text:span><text:span text:style-name="T7"> in range</text:span></text:p>
        </text:list-item>
        <text:list-item>
          <text:p text:style-name="P33"><text:span text:style-name="T7">Receive_Shipments() removes any </text:span><text:span text:style-name="T6">Shipment</text:span><text:span text:style-name="T7"> objects from a </text:span><text:span text:style-name="T6">Fleet</text:span></text:p>
        </text:list-item>
      </text:list>
      <text:p text:style-name="P2"/>
      <text:p text:style-name="P4">Fleet:<text:span text:style-name="T4"> object that contains a list of </text:span>Ships<text:span text:style-name="T4"> and moves around a </text:span>Sector</text:p>
      <text:list xml:id="list6991578228801447546" text:style-name="L18">
        <text:list-item>
          <text:p text:style-name="P19">Inherits <text:span text:style-name="T2">GameLibrary.Entity</text:span></text:p>
        </text:list-item>
        <text:list-item>
          <text:p text:style-name="P19">A reference to the <text:span text:style-name="T2">Sector</text:span> object that contains the <text:span text:style-name="T2">Fleet</text:span></text:p>
        </text:list-item>
        <text:list-item>
          <text:p text:style-name="P19">An <text:span text:style-name="T2">Integer</text:span> value representing the Index of the <text:span text:style-name="T2">Fleet</text:span> inside it's <text:span text:style-name="T2">Sector</text:span></text:p>
        </text:list-item>
        <text:list-item>
          <text:p text:style-name="P19">A list of <text:span text:style-name="T2">Ship</text:span> objects that make up the fleet</text:p>
        </text:list-item>
        <text:list-item>
          <text:p text:style-name="P19">An <text:span text:style-name="T2">Integer</text:span> representing the maximum number of <text:span text:style-name="T2">Ships</text:span> that can be in the list of <text:span text:style-name="T2">Ships</text:span></text:p>
        </text:list-item>
        <text:list-item>
          <text:p text:style-name="P19">A <text:span text:style-name="T2">StatDbl</text:span> representing the Speed of the <text:span text:style-name="T2">Fleet</text:span></text:p>
        </text:list-item>
        <text:list-item>
          <text:p text:style-name="P19">A <text:span text:style-name="T2">Double</text:span> value representing the acceleration of the <text:span text:style-name="T2">Fleet</text:span></text:p>
        </text:list-item>
        <text:list-item>
          <text:p text:style-name="P19">A <text:span text:style-name="T2">Double</text:span> value representing the turning speed of the <text:span text:style-name="T2">Fleet</text:span></text:p>
        </text:list-item>
        <text:list-item>
          <text:p text:style-name="P19">A list of <text:span text:style-name="T2">Item</text:span> objects that the <text:span text:style-name="T2">Fleet</text:span> has in it's inventory</text:p>
        </text:list-item>
        <text:list-item>
          <text:p text:style-name="P19">A list of <text:span text:style-name="T2">Shipment </text:span>objects carried by the <text:span text:style-name="T2">Fleet</text:span></text:p>
        </text:list-item>
        <text:list-item>
          <text:p text:style-name="P19">Set_Stats() Sets the turning speed, acceleration and speed statistics of the <text:span text:style-name="T2">Fleet</text:span> depending on the lowest values inside the list of <text:span text:style-name="T2">Ships</text:span></text:p>
        </text:list-item>
        <text:list-item>
          <text:p text:style-name="P19">Remove_Ship(byval nIndex as <text:span text:style-name="T2">Integer</text:span>) Removes a <text:span text:style-name="T2">Ship</text:span> from the list of <text:span text:style-name="T2">Ships</text:span> at the specified index</text:p>
        </text:list-item>
        <text:list-item>
          <text:p text:style-name="P19">Add_Ship(byref nShip as <text:span text:style-name="T2">Ship</text:span>, optional byval nIndex as <text:span text:style-name="T2">Integer</text:span> = -1) Adds a <text:span text:style-name="T2">Ship</text:span> object to the list of <text:span text:style-name="T2">Ships</text:span> at the specified index or to the end of the list</text:p>
        </text:list-item>
        <text:list-item>
          <text:p text:style-name="P19">Destroy() Removes all references to the <text:span text:style-name="T2">Fleet</text:span> and calls <text:span text:style-name="T2">Destroy()</text:span> on all <text:span text:style-name="T2">Ships</text:span> inside the <text:span text:style-name="T2">Fleet</text:span></text:p>
        </text:list-item>
        <text:list-item>
          <text:p text:style-name="P19">Update() Updates all <text:span text:style-name="T2">Engine</text:span> stations so that subsystems get repaired and sets the <text:span text:style-name="T2">Fleets </text:span>new position, direction and speed</text:p>
        </text:list-item>
      </text:list>
      <text:p text:style-name="P2"><text:soft-page-break/></text:p>
      <text:p text:style-name="P4">Item:<text:span text:style-name="T4"> object that gets carried by </text:span>Fleets<text:span text:style-name="T4"> and can be used by the </text:span>Fleet<text:span text:style-name="T4"> or traded at </text:span>Planets</text:p>
      <text:list xml:id="list4807512741122311724" text:style-name="L19">
        <text:list-item>
          <text:p text:style-name="P54"><text:span text:style-name="T4">An </text:span><text:span text:style-name="T2">Integer</text:span><text:span text:style-name="T4"> value representing the </text:span><text:span text:style-name="T2">Item's</text:span><text:span text:style-name="T4"> index in the </text:span><text:span text:style-name="T2">Fleet's</text:span><text:span text:style-name="T32">/</text:span><text:span text:style-name="T23">Planet's</text:span></text:p>
        </text:list-item>
        <text:list-item>
          <text:p text:style-name="P34"><text:span text:style-name="T4"><text:s/>inventory</text:span></text:p>
        </text:list-item>
        <text:list-item>
          <text:p text:style-name="P47"><text:span text:style-name="T5">An </text:span><text:span text:style-name="T17">Integer</text:span><text:span text:style-name="T5"> value representing how many of this </text:span><text:span text:style-name="T17">Item</text:span><text:span text:style-name="T5"> are stored in this slot</text:span></text:p>
        </text:list-item>
        <text:list-item>
          <text:p text:style-name="P34"><text:span text:style-name="T4">Use() Uses the item on a </text:span>Ship</text:p>
        </text:list-item>
      </text:list>
      <text:p text:style-name="P4"/>
      <text:p text:style-name="P4">Shipment: <text:span text:style-name="T4">object that is addressed to a particular planet</text:span></text:p>
      <text:list xml:id="list92491659314284917" text:style-name="L20">
        <text:list-item>
          <text:p text:style-name="P35"><text:span text:style-name="T4">Inherits </text:span>Item</text:p>
        </text:list-item>
        <text:list-item>
          <text:p text:style-name="P20">An <text:span text:style-name="T2">Integer</text:span> value representing the galaxy index of the <text:span text:style-name="T2">Planet</text:span> the <text:span text:style-name="T2">Shipment</text:span> is addressed to</text:p>
        </text:list-item>
        <text:list-item>
          <text:p text:style-name="P20">An <text:span text:style-name="T2">Integer</text:span> value representing the reward value of this <text:span text:style-name="T2">Ship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Italic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8</meta:editing-cycles>
    <meta:creation-date>2014-07-13T14:43:22.51</meta:creation-date>
    <meta:editing-duration>P3DT11H57M46S</meta:editing-duration>
    <meta:generator>OpenOffice/4.0.0$Win32 OpenOffice.org_project/400m3$Build-9702</meta:generator>
    <meta:initial-creator>Daniel Bechaz</meta:initial-creator>
    <dc:date>2014-07-17T12:07:17.68</dc:date>
    <dc:creator>Daniel Bechaz</dc:creator>
    <meta:document-statistic meta:table-count="0" meta:image-count="0" meta:object-count="0" meta:page-count="6" meta:paragraph-count="163" meta:word-count="2034" meta:character-count="114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